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320000005C9708ECA6428782F7.png" manifest:media-type="image/png"/>
  <manifest:file-entry manifest:full-path="Pictures/100000010000004F0000005CF1A4C75CEA444258.png" manifest:media-type="image/png"/>
  <manifest:file-entry manifest:full-path="Pictures/10000001000001390000005C5F22C062A201AD6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Table43" style:family="table">
      <style:table-properties style:width="4.5938in" fo:margin-left="0.3438in" table:align="left"/>
    </style:style>
    <style:style style:name="Table43.A" style:family="table-column">
      <style:table-column-properties style:column-width="1.4701in"/>
    </style:style>
    <style:style style:name="Table43.B" style:family="table-column">
      <style:table-column-properties style:column-width="1.6188in"/>
    </style:style>
    <style:style style:name="Table43.C" style:family="table-column">
      <style:table-column-properties style:column-width="1.5049in"/>
    </style:style>
    <style:style style:name="Table43.1" style:family="table-row">
      <style:table-row-properties style:min-row-height="0.4285in"/>
    </style:style>
    <style:style style:name="Table43.A1" style:family="table-cell">
      <style:table-cell-properties fo:padding-left="0in" fo:padding-right="0.0799in" fo:padding-top="0.0875in" fo:padding-bottom="0in" fo:border-left="none" fo:border-right="none" fo:border-top="1pt solid #000000" fo:border-bottom="1pt solid #000000" style:writing-mode="lr-tb"/>
    </style:style>
    <style:style style:name="Table43.2" style:family="table-row">
      <style:table-row-properties style:min-row-height="0.3785in"/>
    </style:style>
    <style:style style:name="Table43.A2" style:family="table-cell">
      <style:table-cell-properties style:vertical-align="middle" fo:padding-left="0in" fo:padding-right="0.0799in" fo:padding-top="0.0875in" fo:padding-bottom="0in" fo:border-left="none" fo:border-right="none" fo:border-top="1pt solid #000000" fo:border-bottom="none" style:writing-mode="lr-tb"/>
    </style:style>
    <style:style style:name="Table43.3" style:family="table-row">
      <style:table-row-properties style:min-row-height="0.4319in"/>
    </style:style>
    <style:style style:name="Table43.A3" style:family="table-cell">
      <style:table-cell-properties style:vertical-align="middle" fo:padding-left="0in" fo:padding-right="0.0799in" fo:padding-top="0.0875in" fo:padding-bottom="0in" fo:border="none" style:writing-mode="lr-tb"/>
    </style:style>
    <style:style style:name="Table43.4" style:family="table-row">
      <style:table-row-properties style:min-row-height="0.4354in"/>
    </style:style>
    <style:style style:name="Table43.5" style:family="table-row">
      <style:table-row-properties style:min-row-height="0.4361in"/>
    </style:style>
    <style:style style:name="Table43.13" style:family="table-row">
      <style:table-row-properties style:min-row-height="0.4868in"/>
    </style:style>
    <style:style style:name="Table43.A13" style:family="table-cell">
      <style:table-cell-properties style:vertical-align="middle" fo:padding-left="0in" fo:padding-right="0.0799in" fo:padding-top="0.0875in" fo:padding-bottom="0in" fo:border-left="none" fo:border-right="none" fo:border-top="none" fo:border-bottom="1pt solid #000000" style:writing-mode="lr-tb"/>
    </style:style>
    <style:style style:name="P1" style:family="paragraph" style:parent-style-name="Heading_20_2">
      <style:paragraph-properties fo:margin-left="0.4484in" fo:margin-right="0in" fo:margin-top="0in" fo:margin-bottom="0.1201in" style:contextual-spacing="false" fo:text-indent="0in" style:auto-text-indent="false">
        <style:tab-stops/>
      </style:paragraph-properties>
      <style:text-properties officeooo:paragraph-rsid="00107c9c"/>
    </style:style>
    <style:style style:name="P2" style:family="paragraph" style:parent-style-name="Heading_20_3">
      <style:paragraph-properties fo:margin-left="0in" fo:margin-right="0in" fo:text-indent="0in" style:auto-text-indent="false">
        <style:tab-stops>
          <style:tab-stop style:position="1.9043in" style:type="center"/>
          <style:tab-stop style:position="3.5008in" style:type="center"/>
        </style:tab-stops>
      </style:paragraph-properties>
      <style:text-properties officeooo:paragraph-rsid="00107c9c"/>
    </style:style>
    <style:style style:name="P3" style:family="paragraph" style:parent-style-name="Heading_20_3">
      <style:paragraph-properties fo:margin-left="0in" fo:margin-right="0in" fo:margin-top="0in" fo:margin-bottom="0.1236in" style:contextual-spacing="false" fo:text-indent="0in" style:auto-text-indent="false">
        <style:tab-stops>
          <style:tab-stop style:position="1.5819in" style:type="center"/>
          <style:tab-stop style:position="3.1791in" style:type="center"/>
        </style:tab-stops>
      </style:paragraph-properties>
      <style:text-properties officeooo:paragraph-rsid="00107c9c"/>
    </style:style>
    <style:style style:name="P4" style:family="paragraph" style:parent-style-name="Heading_20_3">
      <style:paragraph-properties fo:margin-left="0in" fo:margin-right="0in" fo:line-height="109%" fo:text-indent="0in" style:auto-text-indent="false">
        <style:tab-stops>
          <style:tab-stop style:position="2.6598in" style:type="center"/>
          <style:tab-stop style:position="5.0898in" style:type="center"/>
        </style:tab-stops>
      </style:paragraph-properties>
      <style:text-properties officeooo:paragraph-rsid="00107c9c"/>
    </style:style>
    <style:style style:name="P5" style:family="paragraph" style:parent-style-name="Heading_20_4">
      <style:paragraph-properties fo:margin-left="0in" fo:margin-right="0in" fo:margin-top="0in" fo:margin-bottom="0.2063in" style:contextual-spacing="false" fo:text-indent="0in" style:auto-text-indent="false">
        <style:tab-stops>
          <style:tab-stop style:position="2.6161in" style:type="center"/>
          <style:tab-stop style:position="4.9398in" style:type="center"/>
        </style:tab-stops>
      </style:paragraph-properties>
      <style:text-properties officeooo:paragraph-rsid="00107c9c"/>
    </style:style>
    <style:style style:name="P6" style:family="paragraph" style:parent-style-name="Heading_20_4">
      <style:paragraph-properties fo:margin-left="0.5319in" fo:margin-right="0in" fo:text-indent="0in" style:auto-text-indent="false">
        <style:tab-stops/>
      </style:paragraph-properties>
      <style:text-properties officeooo:paragraph-rsid="00107c9c"/>
    </style:style>
    <style:style style:name="P7" style:family="paragraph" style:parent-style-name="Heading_20_4">
      <style:paragraph-properties fo:margin-left="0.6165in" fo:margin-right="0in" fo:text-indent="0in" style:auto-text-indent="false">
        <style:tab-stops/>
      </style:paragraph-properties>
      <style:text-properties officeooo:paragraph-rsid="00107c9c"/>
    </style:style>
    <style:style style:name="P8" style:family="paragraph" style:parent-style-name="Heading_20_4">
      <style:paragraph-properties fo:margin-left="0in" fo:margin-right="0.0429in" fo:text-align="end" style:justify-single-word="false" fo:text-indent="0in" style:auto-text-indent="false"/>
      <style:text-properties officeooo:paragraph-rsid="00107c9c"/>
    </style:style>
    <style:style style:name="P9" style:family="paragraph" style:parent-style-name="Heading_20_5">
      <style:paragraph-properties fo:margin-left="0.5437in" fo:margin-right="0in" fo:text-indent="0in" style:auto-text-indent="false">
        <style:tab-stops/>
      </style:paragraph-properties>
      <style:text-properties officeooo:paragraph-rsid="00107c9c"/>
    </style:style>
    <style:style style:name="P10" style:family="paragraph" style:parent-style-name="Normal" style:list-style-name="L11">
      <style:paragraph-properties fo:margin-left="0.3008in" fo:margin-right="0.0425in" fo:text-indent="-0.2957in" style:auto-text-indent="false">
        <style:tab-stops/>
      </style:paragraph-properties>
      <style:text-properties officeooo:paragraph-rsid="00107c9c"/>
    </style:style>
    <style:style style:name="P11" style:family="paragraph" style:parent-style-name="Normal">
      <style:paragraph-properties fo:margin-left="0.0118in" fo:margin-right="0.0425in" fo:text-indent="0in" style:auto-text-indent="false">
        <style:tab-stops/>
      </style:paragraph-properties>
      <style:text-properties officeooo:paragraph-rsid="00107c9c"/>
    </style:style>
    <style:style style:name="P12" style:family="paragraph" style:parent-style-name="Normal" style:master-page-name="MP12">
      <style:paragraph-properties fo:margin-left="0.0118in" fo:margin-right="0.0425in" fo:text-indent="0in" style:auto-text-indent="false" style:page-number="auto" fo:break-before="page">
        <style:tab-stops/>
      </style:paragraph-properties>
      <style:text-properties officeooo:paragraph-rsid="00107c9c"/>
    </style:style>
    <style:style style:name="P13" style:family="paragraph" style:parent-style-name="Normal">
      <style:paragraph-properties fo:margin-left="0.0118in" fo:margin-right="0.0425in" fo:margin-top="0in" fo:margin-bottom="0.0362in" style:contextual-spacing="false" fo:text-indent="0in" style:auto-text-indent="false">
        <style:tab-stops/>
      </style:paragraph-properties>
      <style:text-properties officeooo:paragraph-rsid="00107c9c"/>
    </style:style>
    <style:style style:name="P14" style:family="paragraph" style:parent-style-name="Normal">
      <style:paragraph-properties fo:margin-left="0.0118in" fo:margin-right="0.0902in" fo:margin-top="0in" fo:margin-bottom="0.0362in" style:contextual-spacing="false" fo:text-indent="0in" style:auto-text-indent="false">
        <style:tab-stops/>
      </style:paragraph-properties>
      <style:text-properties officeooo:paragraph-rsid="00107c9c"/>
    </style:style>
    <style:style style:name="P15" style:family="paragraph" style:parent-style-name="Normal">
      <style:paragraph-properties fo:margin-left="0.3118in" fo:margin-right="0in" fo:margin-top="0in" fo:margin-bottom="0in" style:contextual-spacing="false" fo:line-height="107%" fo:text-align="start" style:justify-single-word="false" fo:text-indent="0in" style:auto-text-indent="false">
        <style:tab-stops/>
      </style:paragraph-properties>
    </style:style>
    <style:style style:name="P16" style:family="paragraph" style:parent-style-name="Normal">
      <style:paragraph-properties fo:margin-left="-0.2937in" fo:margin-right="0in" fo:margin-top="0in" fo:margin-bottom="0in" style:contextual-spacing="false" fo:line-height="107%" fo:text-align="start" style:justify-single-word="false" fo:text-indent="0in" style:auto-text-indent="false">
        <style:tab-stops/>
      </style:paragraph-properties>
    </style:style>
    <style:style style:name="P17" style:family="paragraph" style:parent-style-name="Normal">
      <style:paragraph-properties fo:margin-left="0.0016in" fo:margin-right="0in" fo:margin-top="0in" fo:margin-bottom="0in" style:contextual-spacing="false" fo:line-height="107%" fo:text-align="start" style:justify-single-word="false" fo:text-indent="0in" style:auto-text-indent="false">
        <style:tab-stops/>
      </style:paragraph-properties>
    </style:style>
    <style:style style:name="P18" style:family="paragraph" style:parent-style-name="Normal">
      <style:paragraph-properties fo:margin-left="0in" fo:margin-right="0in" fo:margin-top="0in" fo:margin-bottom="0.3201in" style:contextual-spacing="false" fo:line-height="107%" fo:text-align="start" style:justify-single-word="false" fo:text-indent="0in" style:auto-text-indent="false">
        <style:tab-stops/>
      </style:paragraph-properties>
      <style:text-properties officeooo:paragraph-rsid="00107c9c"/>
    </style:style>
    <style:style style:name="P19" style:family="paragraph" style:parent-style-name="Normal">
      <style:paragraph-properties fo:margin-left="0in" fo:margin-right="0in" fo:margin-top="0in" fo:margin-bottom="0.1335in" style:contextual-spacing="false" fo:line-height="107%" fo:text-align="start" style:justify-single-word="false" fo:text-indent="0in" style:auto-text-indent="false">
        <style:tab-stops/>
      </style:paragraph-properties>
      <style:text-properties officeooo:paragraph-rsid="00107c9c"/>
    </style:style>
    <style:style style:name="P20"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107c9c"/>
    </style:style>
    <style:style style:name="P21" style:family="paragraph" style:parent-style-name="Normal">
      <style:paragraph-properties fo:margin-left="0in" fo:margin-right="0in" fo:margin-top="0in" fo:margin-bottom="0.1319in" style:contextual-spacing="false" fo:line-height="107%" fo:text-align="start" style:justify-single-word="false" fo:text-indent="0in" style:auto-text-indent="false">
        <style:tab-stops/>
      </style:paragraph-properties>
      <style:text-properties officeooo:paragraph-rsid="00107c9c"/>
    </style:style>
    <style:style style:name="P22" style:family="paragraph" style:parent-style-name="Normal">
      <style:paragraph-properties fo:margin-left="0.0398in" fo:margin-right="0in" fo:margin-top="0in" fo:margin-bottom="0in" style:contextual-spacing="false" fo:line-height="107%" fo:text-align="start" style:justify-single-word="false" fo:text-indent="0in" style:auto-text-indent="false">
        <style:tab-stops/>
      </style:paragraph-properties>
      <style:text-properties officeooo:paragraph-rsid="00107c9c"/>
    </style:style>
    <style:style style:name="P23" style:family="paragraph" style:parent-style-name="Normal">
      <style:paragraph-properties fo:margin-left="1.4756in" fo:margin-right="0in" fo:margin-top="0in" fo:margin-bottom="0.1335in" style:contextual-spacing="false" fo:line-height="107%" fo:text-align="center" style:justify-single-word="false" fo:text-indent="0in" style:auto-text-indent="false">
        <style:tab-stops/>
      </style:paragraph-properties>
      <style:text-properties officeooo:paragraph-rsid="00107c9c"/>
    </style:style>
    <style:style style:name="P24" style:family="paragraph" style:parent-style-name="Normal">
      <style:paragraph-properties fo:margin-left="1.4374in" fo:margin-right="0in" fo:margin-top="0in" fo:margin-bottom="0.1118in" style:contextual-spacing="false" fo:line-height="107%" fo:text-align="center" style:justify-single-word="false" fo:text-indent="0in" style:auto-text-indent="false">
        <style:tab-stops/>
      </style:paragraph-properties>
      <style:text-properties officeooo:paragraph-rsid="00107c9c"/>
    </style:style>
    <style:style style:name="P25" style:family="paragraph" style:parent-style-name="Normal">
      <style:paragraph-properties fo:margin-left="0in" fo:margin-right="0.2752in" fo:margin-top="0in" fo:margin-bottom="0.0772in" style:contextual-spacing="false" fo:line-height="107%" fo:text-align="end" style:justify-single-word="false" fo:text-indent="0in" style:auto-text-indent="false">
        <style:tab-stops/>
      </style:paragraph-properties>
      <style:text-properties officeooo:paragraph-rsid="00107c9c"/>
    </style:style>
    <style:style style:name="P26" style:family="paragraph" style:parent-style-name="Normal">
      <style:paragraph-properties fo:margin-left="0in" fo:margin-right="0.3346in" fo:margin-top="0in" fo:margin-bottom="0in" style:contextual-spacing="false" fo:line-height="107%" fo:text-align="end" style:justify-single-word="false" fo:text-indent="0in" style:auto-text-indent="false">
        <style:tab-stops/>
      </style:paragraph-properties>
      <style:text-properties officeooo:paragraph-rsid="00107c9c"/>
    </style:style>
    <style:style style:name="P27" style:family="paragraph" style:parent-style-name="Normal">
      <style:paragraph-properties fo:margin-left="0in" fo:margin-right="0.3346in" fo:margin-top="0in" fo:margin-bottom="0.1335in" style:contextual-spacing="false" fo:line-height="107%" fo:text-align="end" style:justify-single-word="false" fo:text-indent="0in" style:auto-text-indent="false">
        <style:tab-stops/>
      </style:paragraph-properties>
      <style:text-properties officeooo:paragraph-rsid="00107c9c"/>
    </style:style>
    <style:style style:name="P28" style:family="paragraph" style:parent-style-name="Normal">
      <style:paragraph-properties fo:margin-left="0in" fo:margin-right="0.4327in" fo:margin-top="0in" fo:margin-bottom="0in" style:contextual-spacing="false" fo:line-height="107%" fo:text-align="end" style:justify-single-word="false" fo:text-indent="0in" style:auto-text-indent="false">
        <style:tab-stops/>
      </style:paragraph-properties>
      <style:text-properties officeooo:paragraph-rsid="00107c9c"/>
    </style:style>
    <style:style style:name="P29" style:family="paragraph" style:parent-style-name="Normal">
      <style:paragraph-properties fo:margin-left="0in" fo:margin-right="0.4327in" fo:margin-top="0in" fo:margin-bottom="0.1335in" style:contextual-spacing="false" fo:line-height="107%" fo:text-align="end" style:justify-single-word="false" fo:text-indent="0in" style:auto-text-indent="false">
        <style:tab-stops/>
      </style:paragraph-properties>
      <style:text-properties officeooo:paragraph-rsid="00107c9c"/>
    </style:style>
    <style:style style:name="P30" style:family="paragraph" style:parent-style-name="Normal">
      <style:paragraph-properties fo:margin-left="0in" fo:margin-right="0.6201in" fo:margin-top="0in" fo:margin-bottom="0in" style:contextual-spacing="false" fo:line-height="107%" fo:text-align="end" style:justify-single-word="false" fo:text-indent="0in" style:auto-text-indent="false">
        <style:tab-stops/>
      </style:paragraph-properties>
      <style:text-properties officeooo:paragraph-rsid="00107c9c"/>
    </style:style>
    <style:style style:name="P31" style:family="paragraph" style:parent-style-name="Normal">
      <style:paragraph-properties fo:margin-left="0in" fo:margin-right="0.6201in" fo:margin-top="0in" fo:margin-bottom="0.1339in" style:contextual-spacing="false" fo:line-height="107%" fo:text-align="end" style:justify-single-word="false" fo:text-indent="0in" style:auto-text-indent="false">
        <style:tab-stops/>
      </style:paragraph-properties>
      <style:text-properties officeooo:paragraph-rsid="00107c9c"/>
    </style:style>
    <style:style style:name="P32" style:family="paragraph" style:parent-style-name="Normal">
      <style:paragraph-properties fo:margin-left="0in" fo:margin-right="0.1409in" fo:margin-top="0in" fo:margin-bottom="0.1319in" style:contextual-spacing="false" fo:line-height="107%" fo:text-align="end" style:justify-single-word="false" fo:text-indent="0in" style:auto-text-indent="false">
        <style:tab-stops/>
      </style:paragraph-properties>
      <style:text-properties officeooo:paragraph-rsid="00107c9c"/>
    </style:style>
    <style:style style:name="P33" style:family="paragraph" style:parent-style-name="Normal" style:list-style-name="L11">
      <style:paragraph-properties fo:margin-left="0.3008in" fo:margin-right="0.0425in" fo:margin-top="0in" fo:margin-bottom="0.1319in" style:contextual-spacing="false" fo:line-height="107%" fo:text-indent="-0.2957in" style:auto-text-indent="false">
        <style:tab-stops/>
      </style:paragraph-properties>
      <style:text-properties officeooo:paragraph-rsid="00107c9c"/>
    </style:style>
    <style:style style:name="P34" style:family="paragraph" style:parent-style-name="Normal" style:list-style-name="L11">
      <style:paragraph-properties fo:margin-left="0.3008in" fo:margin-right="0.0425in" fo:margin-top="0in" fo:margin-bottom="0.1335in" style:contextual-spacing="false" fo:line-height="107%" fo:text-indent="-0.2957in" style:auto-text-indent="false">
        <style:tab-stops/>
      </style:paragraph-properties>
      <style:text-properties officeooo:paragraph-rsid="00107c9c"/>
    </style:style>
    <style:style style:name="P35" style:family="paragraph" style:parent-style-name="Normal" style:list-style-name="L2">
      <style:paragraph-properties fo:margin-left="0in" fo:margin-right="0.0425in" fo:text-indent="-0.25in" style:auto-text-indent="false"/>
      <style:text-properties officeooo:paragraph-rsid="00107c9c"/>
    </style:style>
    <style:style style:name="P36" style:family="paragraph" style:parent-style-name="Normal">
      <style:paragraph-properties fo:margin-left="0.0118in" fo:margin-right="0.0425in" fo:margin-top="0in" fo:margin-bottom="0.0681in" style:contextual-spacing="false" fo:line-height="139%" fo:text-indent="0in" style:auto-text-indent="false">
        <style:tab-stops/>
      </style:paragraph-properties>
      <style:text-properties officeooo:paragraph-rsid="00107c9c"/>
    </style:style>
    <style:style style:name="P37" style:family="paragraph" style:parent-style-name="Normal">
      <style:paragraph-properties fo:margin-left="-0.0035in" fo:margin-right="0.6209in" fo:margin-top="0in" fo:margin-bottom="0.0008in" style:contextual-spacing="false" fo:line-height="173%" fo:text-align="start" style:justify-single-word="false" fo:text-indent="0in" style:auto-text-indent="false">
        <style:tab-stops/>
      </style:paragraph-properties>
      <style:text-properties officeooo:paragraph-rsid="00107c9c"/>
    </style:style>
    <style:style style:name="P38" style:family="paragraph" style:parent-style-name="Normal">
      <style:paragraph-properties fo:margin-left="0.0118in" fo:margin-right="0.5791in" fo:margin-top="0in" fo:margin-bottom="0in" style:contextual-spacing="false" fo:line-height="173%" fo:text-indent="0in" style:auto-text-indent="false">
        <style:tab-stops/>
      </style:paragraph-properties>
      <style:text-properties officeooo:paragraph-rsid="00107c9c"/>
    </style:style>
    <style:style style:name="P39" style:family="paragraph" style:parent-style-name="Normal">
      <style:paragraph-properties fo:margin-left="0.0118in" fo:margin-right="1.0575in" fo:margin-top="0in" fo:margin-bottom="0in" style:contextual-spacing="false" fo:line-height="173%" fo:text-indent="0in" style:auto-text-indent="false">
        <style:tab-stops/>
      </style:paragraph-properties>
      <style:text-properties officeooo:paragraph-rsid="00107c9c"/>
    </style:style>
    <style:style style:name="P40" style:family="paragraph" style:parent-style-name="Normal">
      <style:paragraph-properties fo:margin-left="0.0118in" fo:margin-right="0.2492in" fo:margin-top="0in" fo:margin-bottom="0in" style:contextual-spacing="false" fo:line-height="173%" fo:text-indent="0in" style:auto-text-indent="false">
        <style:tab-stops/>
      </style:paragraph-properties>
      <style:text-properties officeooo:paragraph-rsid="00107c9c"/>
    </style:style>
    <style:style style:name="P41" style:family="paragraph" style:parent-style-name="Normal">
      <style:paragraph-properties fo:margin-left="0.0118in" fo:margin-right="0.0425in" fo:margin-top="0in" fo:margin-bottom="0in" style:contextual-spacing="false" fo:line-height="173%" fo:text-indent="0in" style:auto-text-indent="false">
        <style:tab-stops/>
      </style:paragraph-properties>
      <style:text-properties officeooo:paragraph-rsid="00107c9c"/>
    </style:style>
    <style:style style:name="P42" style:family="paragraph" style:parent-style-name="Normal">
      <style:paragraph-properties fo:margin-left="-0.0035in" fo:margin-right="0.0382in" fo:margin-top="0in" fo:margin-bottom="0.1075in" style:contextual-spacing="false" fo:line-height="133%" fo:text-align="start" style:justify-single-word="false" fo:text-indent="0in" style:auto-text-indent="false">
        <style:tab-stops/>
      </style:paragraph-properties>
      <style:text-properties officeooo:paragraph-rsid="00107c9c"/>
    </style:style>
    <style:style style:name="P43" style:family="paragraph" style:parent-style-name="Normal">
      <style:paragraph-properties fo:margin-left="0.0118in" fo:margin-right="0.0425in" fo:margin-top="0in" fo:margin-bottom="0.0402in" style:contextual-spacing="false" fo:line-height="152%" fo:text-indent="0in" style:auto-text-indent="false">
        <style:tab-stops/>
      </style:paragraph-properties>
      <style:text-properties officeooo:paragraph-rsid="00107c9c"/>
    </style:style>
    <style:style style:name="P44" style:family="paragraph" style:parent-style-name="Normal">
      <style:paragraph-properties fo:margin-left="0.0118in" fo:margin-right="0.2272in" fo:margin-top="0in" fo:margin-bottom="0.0016in" style:contextual-spacing="false" fo:line-height="172%" fo:text-indent="0in" style:auto-text-indent="false">
        <style:tab-stops/>
      </style:paragraph-properties>
      <style:text-properties officeooo:paragraph-rsid="00107c9c"/>
    </style:style>
    <style:style style:name="P45" style:family="paragraph" style:parent-style-name="Normal" style:list-style-name="L7">
      <style:paragraph-properties fo:margin-left="0in" fo:margin-right="0.0425in" fo:text-indent="-0.25in" style:auto-text-indent="false"/>
      <style:text-properties officeooo:paragraph-rsid="00107c9c"/>
    </style:style>
    <style:style style:name="P46" style:family="paragraph" style:parent-style-name="Normal" style:list-style-name="L8">
      <style:paragraph-properties fo:margin-left="0in" fo:margin-right="0.0425in" fo:text-indent="-0.1953in" style:auto-text-indent="false"/>
      <style:text-properties officeooo:paragraph-rsid="00107c9c"/>
    </style:style>
    <style:style style:name="P47" style:family="paragraph" style:parent-style-name="Normal" style:list-style-name="L9">
      <style:paragraph-properties fo:margin-left="0in" fo:margin-right="0.0425in" fo:text-indent="-0.25in" style:auto-text-indent="false"/>
      <style:text-properties officeooo:paragraph-rsid="00107c9c"/>
    </style:style>
    <style:style style:name="P48" style:family="paragraph" style:parent-style-name="Normal" style:list-style-name="L10">
      <style:paragraph-properties fo:margin-left="0in" fo:margin-right="0.0425in" fo:text-indent="-0.25in" style:auto-text-indent="false"/>
      <style:text-properties officeooo:paragraph-rsid="00107c9c"/>
    </style:style>
    <style:style style:name="P49" style:family="paragraph">
      <loext:graphic-properties draw:fill="none"/>
    </style:style>
    <style:style style:name="T1" style:family="text">
      <style:text-properties fo:font-weight="bold" style:font-weight-asian="bold"/>
    </style:style>
    <style:style style:name="T2" style:family="text">
      <style:text-properties style:font-name="Calibri" fo:font-size="11pt" style:font-name-asian="Calibri" style:font-size-asian="11pt" style:font-name-complex="Calibri"/>
    </style:style>
    <style:style style:name="T3" style:family="text">
      <style:text-properties style:font-name="Calibri" fo:font-size="12pt" style:font-name-asian="Calibri" style:font-size-asian="12pt" style:font-name-complex="Calibri"/>
    </style:style>
    <style:style style:name="T4" style:family="text">
      <style:text-properties style:text-position="super 65%" style:font-name="Calibri" fo:font-size="18.5pt" style:font-name-asian="Calibri" style:font-size-asian="18.5pt" style:font-name-complex="Calibri"/>
    </style:style>
    <style:style style:name="T5" style:family="text">
      <style:text-properties fo:font-size="19pt" style:font-size-asian="19pt"/>
    </style:style>
    <style:style style:name="T6" style:family="text">
      <style:text-properties style:text-position="sub 66%" style:font-name="Calibri" fo:font-size="19pt" style:font-name-asian="Calibri" style:font-size-asian="19pt" style:font-name-complex="Calibri"/>
    </style:style>
    <style:style style:name="T7" style:family="text">
      <style:text-properties style:font-name="Arial" fo:font-size="10pt" fo:font-weight="bold" style:font-name-asian="Arial" style:font-size-asian="10pt" style:font-weight-asian="bold" style:font-name-complex="Arial"/>
    </style:style>
    <style:style style:name="T8" style:family="text">
      <style:text-properties style:font-name="Arial" style:font-name-asian="Arial" style:font-name-complex="Arial"/>
    </style:style>
    <style:style style:name="T9" style:family="text">
      <style:text-properties fo:font-size="18pt" style:font-size-asian="18pt"/>
    </style:style>
    <style:style style:name="T10" style:family="text">
      <style:text-properties style:font-name="Franklin Gothic" style:font-name-asian="Franklin Gothic" style:font-name-complex="Franklin Gothic"/>
    </style:style>
    <style:style style:name="T11" style:family="text">
      <style:text-properties fo:font-size="15pt" style:font-size-asian="15pt"/>
    </style:style>
    <text:list-style style:name="L1">
      <text:list-level-style-number text:level="1" text:style-name="WW_5f_CharLFO71LVL1" loext:num-list-format="%1%." style:num-suffix="." style:num-format="1">
        <style:list-level-properties text:list-level-position-and-space-mode="label-alignment">
          <style:list-level-label-alignment text:label-followed-by="listtab" fo:margin-left="0.3in"/>
        </style:list-level-properties>
      </text:list-level-style-number>
      <text:list-level-style-number text:level="2" text:style-name="WW_5f_CharLFO71LVL2" loext:num-list-format="%2%" style:num-format="a" style:num-letter-sync="true">
        <style:list-level-properties text:list-level-position-and-space-mode="label-alignment">
          <style:list-level-label-alignment text:label-followed-by="listtab" fo:margin-left="0.9583in"/>
        </style:list-level-properties>
      </text:list-level-style-number>
      <text:list-level-style-number text:level="3" text:style-name="WW_5f_CharLFO71LVL3" loext:num-list-format="%3%" style:num-format="i">
        <style:list-level-properties text:list-level-position-and-space-mode="label-alignment">
          <style:list-level-label-alignment text:label-followed-by="listtab" fo:margin-left="1.4583in"/>
        </style:list-level-properties>
      </text:list-level-style-number>
      <text:list-level-style-number text:level="4" text:style-name="WW_5f_CharLFO71LVL4" loext:num-list-format="%4%" style:num-format="1">
        <style:list-level-properties text:list-level-position-and-space-mode="label-alignment">
          <style:list-level-label-alignment text:label-followed-by="listtab" fo:margin-left="1.9583in"/>
        </style:list-level-properties>
      </text:list-level-style-number>
      <text:list-level-style-number text:level="5" text:style-name="WW_5f_CharLFO71LVL5" loext:num-list-format="%5%" style:num-format="a" style:num-letter-sync="true">
        <style:list-level-properties text:list-level-position-and-space-mode="label-alignment">
          <style:list-level-label-alignment text:label-followed-by="listtab" fo:margin-left="2.4583in"/>
        </style:list-level-properties>
      </text:list-level-style-number>
      <text:list-level-style-number text:level="6" text:style-name="WW_5f_CharLFO71LVL6" loext:num-list-format="%6%" style:num-format="i">
        <style:list-level-properties text:list-level-position-and-space-mode="label-alignment">
          <style:list-level-label-alignment text:label-followed-by="listtab" fo:margin-left="2.9583in"/>
        </style:list-level-properties>
      </text:list-level-style-number>
      <text:list-level-style-number text:level="7" text:style-name="WW_5f_CharLFO71LVL7" loext:num-list-format="%7%" style:num-format="1">
        <style:list-level-properties text:list-level-position-and-space-mode="label-alignment">
          <style:list-level-label-alignment text:label-followed-by="listtab" fo:margin-left="3.4583in"/>
        </style:list-level-properties>
      </text:list-level-style-number>
      <text:list-level-style-number text:level="8" text:style-name="WW_5f_CharLFO71LVL8" loext:num-list-format="%8%" style:num-format="a" style:num-letter-sync="true">
        <style:list-level-properties text:list-level-position-and-space-mode="label-alignment">
          <style:list-level-label-alignment text:label-followed-by="listtab" fo:margin-left="3.9583in"/>
        </style:list-level-properties>
      </text:list-level-style-number>
      <text:list-level-style-number text:level="9" text:style-name="WW_5f_CharLFO71LVL9" loext:num-list-format="%9%" style:num-format="i">
        <style:list-level-properties text:list-level-position-and-space-mode="label-alignment">
          <style:list-level-label-alignment text:label-followed-by="listtab" fo:margin-left="4.45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66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6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6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6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6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6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6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6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6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67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6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6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6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6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6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6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6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6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68LVL1" loext:num-list-format="%1%." style:num-suffix="." style:num-format="1">
        <style:list-level-properties text:list-level-position-and-space-mode="label-alignment">
          <style:list-level-label-alignment text:label-followed-by="listtab" fo:margin-left="0.2in"/>
        </style:list-level-properties>
      </text:list-level-style-number>
      <text:list-level-style-number text:level="2" text:style-name="WW_5f_CharLFO6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6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6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6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6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6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6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6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69LVL1" loext:num-list-format="%1%." style:num-suffix="." style:num-format="1">
        <style:list-level-properties text:list-level-position-and-space-mode="label-alignment">
          <style:list-level-label-alignment text:label-followed-by="listtab" fo:margin-left="0.2547in"/>
        </style:list-level-properties>
      </text:list-level-style-number>
      <text:list-level-style-number text:level="2" text:style-name="WW_5f_CharLFO6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6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6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6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6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6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6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6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70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7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7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7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7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7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7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7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7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67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6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6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6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6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6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6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6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6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WW_5f_CharLFO68LVL1" loext:num-list-format="%1%." style:num-suffix="." style:num-format="1">
        <style:list-level-properties text:list-level-position-and-space-mode="label-alignment">
          <style:list-level-label-alignment text:label-followed-by="listtab" fo:margin-left="0.2in"/>
        </style:list-level-properties>
      </text:list-level-style-number>
      <text:list-level-style-number text:level="2" text:style-name="WW_5f_CharLFO6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6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6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6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6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6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6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6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WW_5f_CharLFO69LVL1" loext:num-list-format="%1%." style:num-suffix="." style:num-format="1">
        <style:list-level-properties text:list-level-position-and-space-mode="label-alignment">
          <style:list-level-label-alignment text:label-followed-by="listtab" fo:margin-left="0.2547in"/>
        </style:list-level-properties>
      </text:list-level-style-number>
      <text:list-level-style-number text:level="2" text:style-name="WW_5f_CharLFO6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6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6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6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6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6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6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6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70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7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7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7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7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7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7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7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7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WW_5f_CharLFO71LVL1" loext:num-list-format="%1%." style:num-suffix="." style:num-format="1">
        <style:list-level-properties text:list-level-position-and-space-mode="label-alignment">
          <style:list-level-label-alignment text:label-followed-by="listtab" fo:margin-left="0.3in"/>
        </style:list-level-properties>
      </text:list-level-style-number>
      <text:list-level-style-number text:level="2" text:style-name="WW_5f_CharLFO71LVL2" loext:num-list-format="%2%" style:num-format="a" style:num-letter-sync="true">
        <style:list-level-properties text:list-level-position-and-space-mode="label-alignment">
          <style:list-level-label-alignment text:label-followed-by="listtab" fo:margin-left="0.9583in"/>
        </style:list-level-properties>
      </text:list-level-style-number>
      <text:list-level-style-number text:level="3" text:style-name="WW_5f_CharLFO71LVL3" loext:num-list-format="%3%" style:num-format="i">
        <style:list-level-properties text:list-level-position-and-space-mode="label-alignment">
          <style:list-level-label-alignment text:label-followed-by="listtab" fo:margin-left="1.4583in"/>
        </style:list-level-properties>
      </text:list-level-style-number>
      <text:list-level-style-number text:level="4" text:style-name="WW_5f_CharLFO71LVL4" loext:num-list-format="%4%" style:num-format="1">
        <style:list-level-properties text:list-level-position-and-space-mode="label-alignment">
          <style:list-level-label-alignment text:label-followed-by="listtab" fo:margin-left="1.9583in"/>
        </style:list-level-properties>
      </text:list-level-style-number>
      <text:list-level-style-number text:level="5" text:style-name="WW_5f_CharLFO71LVL5" loext:num-list-format="%5%" style:num-format="a" style:num-letter-sync="true">
        <style:list-level-properties text:list-level-position-and-space-mode="label-alignment">
          <style:list-level-label-alignment text:label-followed-by="listtab" fo:margin-left="2.4583in"/>
        </style:list-level-properties>
      </text:list-level-style-number>
      <text:list-level-style-number text:level="6" text:style-name="WW_5f_CharLFO71LVL6" loext:num-list-format="%6%" style:num-format="i">
        <style:list-level-properties text:list-level-position-and-space-mode="label-alignment">
          <style:list-level-label-alignment text:label-followed-by="listtab" fo:margin-left="2.9583in"/>
        </style:list-level-properties>
      </text:list-level-style-number>
      <text:list-level-style-number text:level="7" text:style-name="WW_5f_CharLFO71LVL7" loext:num-list-format="%7%" style:num-format="1">
        <style:list-level-properties text:list-level-position-and-space-mode="label-alignment">
          <style:list-level-label-alignment text:label-followed-by="listtab" fo:margin-left="3.4583in"/>
        </style:list-level-properties>
      </text:list-level-style-number>
      <text:list-level-style-number text:level="8" text:style-name="WW_5f_CharLFO71LVL8" loext:num-list-format="%8%" style:num-format="a" style:num-letter-sync="true">
        <style:list-level-properties text:list-level-position-and-space-mode="label-alignment">
          <style:list-level-label-alignment text:label-followed-by="listtab" fo:margin-left="3.9583in"/>
        </style:list-level-properties>
      </text:list-level-style-number>
      <text:list-level-style-number text:level="9" text:style-name="WW_5f_CharLFO71LVL9" loext:num-list-format="%9%" style:num-format="i">
        <style:list-level-properties text:list-level-position-and-space-mode="label-alignment">
          <style:list-level-label-alignment text:label-followed-by="listtab" fo:margin-left="4.45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none"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6. Agarsiistotaafi Lakkoofsota </text:h>
      <text:p text:style-name="P11">AO keessatti jechoonni maqaa irratti ida'amanii odeeffannoo dabalataa kennanis jiru. Jehoonni odeeffannoo dabalataa kennan kunneenis <text:span text:style-name="Default_20_Paragraph_20_Font"><text:span text:style-name="T1">agarsiistotaa </text:span></text:span>fi <text:span text:style-name="Default_20_Paragraph_20_Font"><text:span text:style-name="T1">lakkoofsota </text:span></text:span>. <text:s/>Wayita jechoonni kunneen maqaa irratti dabalamnii tuta jechootaa ta’an gaalee maqaatu uumama. Maqaa dura dhufee odeeffannoo dabalataa argate ammoo mataa gaalee jenna. <text:s/></text:p>
      <text:p text:style-name="P18"><text:s/></text:p>
      <text:h text:style-name="P2" text:outline-level="3"><text:span text:style-name="Default_20_Paragraph_20_Font"><text:span text:style-name="T2"><text:tab/></text:span></text:span>6.1. Agarsiistota <text:tab/><text:span text:style-name="Default_20_Paragraph_20_Font"><text:span text:style-name="T4"> </text:span></text:span></text:h>
      <text:p text:style-name="P23"><text:s/></text:p>
      <text:p text:style-name="P11">Agarsiistonni garee jechaatiin maqibsa jalatti ramadamu. Agarsiistonni gaalee maqaa irratti ida'amanii odeeffannoo dabalataa kennu. Kanaaf namni dubbattu akka odeeffannoo sirriitti dabarsu gargaaru. Keessumattu, waan tokko dhiyoo ykn fagoo akka jiru namatti agarsiisu. AO keessatti agarsiistonni lakkoofsafi korniyaa agarsiisu. Agarsiitota dhiyeenyaafi fageenya agarsiisan akka armaan gadiitti ilaalla. <text:s/></text:p>
      <text:p text:style-name="P25"><text:s/></text:p>
      <text:h text:style-name="P5" text:outline-level="4"><text:span text:style-name="Default_20_Paragraph_20_Font"><text:span text:style-name="T2"><text:tab/></text:span></text:span><text:span text:style-name="Default_20_Paragraph_20_Font"><text:span text:style-name="T5">6.1.1. Agarsiistota Dhiyeenyaa <text:tab/></text:span></text:span><text:span text:style-name="Default_20_Paragraph_20_Font"><text:span text:style-name="T6"> </text:span></text:span></text:h>
      <text:p text:style-name="P11">Agarsiistonni dhiyeenya agarsiisan bakka lamatti qoodamu; isaanis qeenteefi danuu jedhamu. Agarsiistonni qeentee agarsiisan <text:span text:style-name="Default_20_Paragraph_20_Font"><text:span text:style-name="T1">kana </text:span></text:span>fi <text:s/><text:span text:style-name="Default_20_Paragraph_20_Font"><text:span text:style-name="T1">tana </text:span></text:span>yoo ta'an agarsiistuun hedduu ammoo <text:span text:style-name="Default_20_Paragraph_20_Font"><text:span text:style-name="T1">kanneen </text:span></text:span>jedhama. <text:s/></text:p>
      <text:p text:style-name="P12">Agarsiistuun <text:span text:style-name="Default_20_Paragraph_20_Font"><text:span text:style-name="T1">kana </text:span></text:span>jedhu kornaya dhiiraa agarsiisa; kan <text:span text:style-name="Default_20_Paragraph_20_Font"><text:span text:style-name="T1">tana </text:span></text:span>jedhu ammoo dubartii agarsiisa. Fakkeenyaaf himoota armaan gadii haa hubannu: <text:s/></text:p>
      <text:list xml:id="list3982704497" text:style-name="L2">
        <text:list-item>
          <text:p text:style-name="P35">Isheen gurbaa <text:s/><text:span text:style-name="Default_20_Paragraph_20_Font"><text:span text:style-name="T1">kana </text:span></text:span>jaalatti. (qeentee, dhiira) <text:s/></text:p>
        </text:list-item>
        <text:list-item>
          <text:p text:style-name="P35">Inni hintala <text:span text:style-name="Default_20_Paragraph_20_Font"><text:span text:style-name="T1">tana </text:span></text:span>jaalata. (qeentee, dubartii) <text:s/></text:p>
        </text:list-item>
        <text:list-item>
          <text:p text:style-name="P35">Isaan fardeen <text:span text:style-name="Default_20_Paragraph_20_Font"><text:span text:style-name="T1">kanneen <text:s/></text:span></text:span>bitatan. (hedduu) <text:s/></text:p>
        </text:list-item>
      </text:list>
      <text:p text:style-name="P36">Agarsiistonni dhiyeenya agarsiisan kunneen karaa unka isaanii bakka lamatti qoodamu: unka antimaafi unka matimaa. Fakkeenyonni (a-c) agarsiisaman kunneen unka antimati. Sababn isaas hima keessatti bakka antima waan galaniif. Wayita bakka matima galan unki isaanii nijijjiirama. Haala kanas fakkeenyota armaan gadii irraa hubachuu dandeenya: <text:s/>a. Hintalli <text:s/><text:span text:style-name="Default_20_Paragraph_20_Font"><text:span text:style-name="T1">tun </text:span></text:span>gurbaa kana jaalatti. (qeentee, dubartii) <text:s/></text:p>
      <text:list xml:id="list2575446700" text:style-name="L7">
        <text:list-item>
          <text:p text:style-name="P45">Gurbaan <text:span text:style-name="Default_20_Paragraph_20_Font"><text:span text:style-name="T1">kun </text:span></text:span>hintala tana jaalata. (qeentee, dhiira) <text:s/></text:p>
        </text:list-item>
        <text:list-item>
          <text:p text:style-name="P45">Fardeen <text:span text:style-name="Default_20_Paragraph_20_Font"><text:span text:style-name="T1">kunneen </text:span></text:span>kaleessa bitaman. (hedduu) <text:s/></text:p>
        </text:list-item>
      </text:list>
      <text:p text:style-name="P11">Akkuma fakkeenyota armaan olii irraa hubatamu kana agarsiistonni <text:span text:style-name="Default_20_Paragraph_20_Font"><text:span text:style-name="T1">tun</text:span></text:span>, <text:span text:style-name="Default_20_Paragraph_20_Font"><text:span text:style-name="T1">kun </text:span></text:span>fi <text:span text:style-name="Default_20_Paragraph_20_Font"><text:span text:style-name="T1">kunneen <text:s/></text:span></text:span>jedhan unka matimaa qabu; sababn isaas waan hima keessatti bakka matimaa galaniif. <text:s/></text:p>
      <text:p text:style-name="P26"><text:s/></text:p>
      <text:h text:style-name="P9" text:outline-level="5"><text:span text:style-name="Default_20_Paragraph_20_Font"><text:span text:style-name="T9">6.1.2. Agarsiistotaa Fageenyaa </text:span></text:span></text:h>
      <text:p text:style-name="P27"><text:s/></text:p>
      <text:p text:style-name="P13">Agarsiistonni fageenyaas karaa lakkoofsaa bakka lamatti qoodamu; isaanis qeenteefi hedduudha. Agarsiistuun qeentee <text:span text:style-name="Default_20_Paragraph_20_Font"><text:span text:style-name="T1">sana </text:span></text:span>yoo ta'u kan hedduu ammoo <text:span text:style-name="Default_20_Paragraph_20_Font"><text:span text:style-name="T1">sanneen </text:span></text:span>dha. <text:s/>Agarsiistonni <text:s/>fageenyaa korniyaa adda hinbaasan. Agarsiistonni fageenyaa unkaa antimaafi matimaa qabu. Unki matimaa <text:span text:style-name="Default_20_Paragraph_20_Font"><text:span text:style-name="T1">sun </text:span></text:span>fi <text:span text:style-name="Default_20_Paragraph_20_Font"><text:span text:style-name="T1">sunneen <text:s/></text:span></text:span>yoo ta'u unki antimaa ammoo <text:span text:style-name="Default_20_Paragraph_20_Font"><text:span text:style-name="T1">sana </text:span></text:span>fi <text:span text:style-name="Default_20_Paragraph_20_Font"><text:span text:style-name="T1">sanneen </text:span></text:span>dha. </text:p>
      <text:p text:style-name="P37"><text:soft-page-break/>Fakkeenyaaf himoota armaan gadii haa ilaallu. Agarsiistonni fageenyaa wayita bakka antimaa galan: <text:s/>a. Barattootni adurree <text:span text:style-name="Default_20_Paragraph_20_Font"><text:span text:style-name="T1">sana </text:span></text:span>ilaalu. <text:s/></text:p>
      <text:p text:style-name="P11">b. Barattootni adurroota <text:span text:style-name="Default_20_Paragraph_20_Font"><text:span text:style-name="T1">sanneen <text:s/></text:span></text:span>ilaalu. <text:s/></text:p>
      <text:p text:style-name="P38">Agarsiistonni fageenyaa wayita bakka matimaa galan: <text:s/>a. Adurreen <text:span text:style-name="Default_20_Paragraph_20_Font"><text:span text:style-name="T1">sun </text:span></text:span>antuuta barbaaddi. <text:s/></text:p>
      <text:p text:style-name="P11">b. Barattootni <text:span text:style-name="Default_20_Paragraph_20_Font"><text:span text:style-name="T1">sunneen </text:span></text:span>dareetii bahan. <text:s/></text:p>
      <text:p text:style-name="P19"><text:s/></text:p>
      <text:p text:style-name="P14">Walumaa galatti agarsiistonni dhiyeenyaa nama isa dubbatutti waan dhiyoo jiru agarsiisuuf tajaajilu. Agarsiistonni fageenyaa ammoo nama isa dubbattu irraa waan fagoo jiru agarsiisuuf tajaajilu. Agarsiistonni dhiyeenyaa korniyaa agarsiisu; <text:span text:style-name="Default_20_Paragraph_20_Font"><text:span text:style-name="T1">kana </text:span></text:span>(dhiiraaf) fi <text:span text:style-name="Default_20_Paragraph_20_Font"><text:span text:style-name="T1">tana </text:span></text:span>(dhalaaf). Agarsiistonni dhiyeenyaa lakkoofsas agarsiisu; innis <text:span text:style-name="Default_20_Paragraph_20_Font"><text:span text:style-name="T1">kanneen </text:span></text:span>(hedduu) dha. Dabalataanis agarsiistonni dhiyeenyaa unka matimaa qabu; <text:span text:style-name="Default_20_Paragraph_20_Font"><text:span text:style-name="T1">kun </text:span></text:span>(dhiiraaf), <text:span text:style-name="Default_20_Paragraph_20_Font"><text:span text:style-name="T1">tun </text:span></text:span>(dhalaaf) fi <text:span text:style-name="Default_20_Paragraph_20_Font"><text:span text:style-name="T1">kunneen </text:span></text:span>(hedduuf) tajaajilu jechuudha. Agarsiistonni fageenyaa korniyaa hinagarsiisan; garuu lakkoofsa agarsiisu; isaanis <text:span text:style-name="Default_20_Paragraph_20_Font"><text:span text:style-name="T1">sun </text:span></text:span>(qeentee) fi <text:span text:style-name="Default_20_Paragraph_20_Font"><text:span text:style-name="T1">sunneen </text:span></text:span>(hedduudha). Agarsiistonni fageenyaa unka matimaafi antimas qabu; unki antima <text:span text:style-name="Default_20_Paragraph_20_Font"><text:span text:style-name="T1">sana </text:span></text:span>(qeentee) fi <text:span text:style-name="Default_20_Paragraph_20_Font"><text:span text:style-name="T1">sanneen </text:span></text:span>(hedduu) dha. </text:p>
      <text:p text:style-name="P11">Unki matimaa ammoo <text:span text:style-name="Default_20_Paragraph_20_Font"><text:span text:style-name="T1">sun </text:span></text:span>(qeentee) fi <text:span text:style-name="Default_20_Paragraph_20_Font"><text:span text:style-name="T1">sunneen </text:span></text:span>(hedduu) dha. </text:p>
      <text:p text:style-name="P24"><text:s/></text:p>
      <text:h text:style-name="P3" text:outline-level="3"><text:span text:style-name="Default_20_Paragraph_20_Font"><text:span text:style-name="T2"><text:tab/></text:span></text:span>6.2. Lakkoofsa <text:tab/><text:span text:style-name="Default_20_Paragraph_20_Font"><text:span text:style-name="T3"> </text:span></text:span></text:h>
      <text:p text:style-name="P11">Lakkoofsi garee jechootaatin maqibsa keessatti ramadama. Lakoofsi, akkuma maqibsa, maqaa irratti id'amee odeeffannoo dabalataa gaalee maqaaf kenna. Kanaaf, lakkoofsi tajaajilaan agarsiistota fakkaata. Lakkoofsi maqaan ibsame tokko meeqa akka ta'e adda baasee agarsiisa. AO keessa lakkoofsi akaakuu <text:soft-page-break/>lama qaba; isaanis lakkoofsa hammamtaafi lakkoofsa meeqantaa jedhamu. Walumaa galatti lakkoofsi jecha lakkaahuuf oola jechuudha. Lakkoofsi hammamtaa ammoo namni ykn waan waa'een isaa dubbatamu lakkoofsi isaa hammam akka ta'e jecha ibsudha. Lakkoofsa meeqantaa jechuun ammoo, namni tokko ykn haalli tokko sadarkaa inni irratti argamu jecha adda baasee agarsiisudha. <text:s/></text:p>
      <text:p text:style-name="P28"><text:s/></text:p>
      <text:h text:style-name="P6" text:outline-level="4">6.2.1. Lakkoofsa Hammamtaa </text:h>
      <text:p text:style-name="P29"><text:s/></text:p>
      <text:p text:style-name="P11">Akkuma armaan olitti ibsame, lakkoofsi hammamtaa waan ibsame lakkoofsaan ykn baay'inaan hammam akka ta'e kan adda baasee agarsiisuudha. Fakkeenyaaf jechoota armaan gadii haa ilaallu: <text:s/></text:p>
      <text:list xml:id="list430490494" text:style-name="L8">
        <text:list-item>
          <text:p text:style-name="P46">tokko <text:s/></text:p>
        </text:list-item>
        <text:list-item>
          <text:p text:style-name="P46">lama <text:s/></text:p>
        </text:list-item>
        <text:list-item>
          <text:p text:style-name="P46">sadii <text:s/></text:p>
        </text:list-item>
        <text:list-item>
          <text:p text:style-name="P46">afur <text:s/></text:p>
        </text:list-item>
        <text:list-item>
          <text:p text:style-name="P46">shan <text:s/></text:p>
        </text:list-item>
        <text:list-item>
          <text:p text:style-name="P46">ja'a fi kkf. </text:p>
        </text:list-item>
      </text:list>
      <text:p text:style-name="P42">Yeroo <text:tab/>baay'ee <text:tab/>lakkoofsi <text:tab/>hammamtaa <text:tab/>maqaa <text:tab/>lakkaa'uuf tajaajila. AO keessatti, lakkoofsi hammamtaa maqaatti aanee dhufa (Griefcnow-Mewis , 2001: 31). Haala kanas fakkeenya armaan gadii irraa hubachuu dandeenya: <text:s/></text:p>
      <text:list xml:id="list1191760839" text:style-name="L9">
        <text:list-item>
          <text:p text:style-name="P47">nama <text:span text:style-name="Default_20_Paragraph_20_Font"><text:span text:style-name="T1">tokko </text:span></text:span><text:s/></text:p>
        </text:list-item>
        <text:list-item>
          <text:p text:style-name="P47">mucha <text:span text:style-name="Default_20_Paragraph_20_Font"><text:span text:style-name="T1">lama </text:span></text:span><text:s/></text:p>
        </text:list-item>
        <text:list-item>
          <text:p text:style-name="P47"><text:soft-page-break/>dhagaa <text:span text:style-name="Default_20_Paragraph_20_Font"><text:span text:style-name="T1">sadii </text:span></text:span><text:s/></text:p>
        </text:list-item>
        <text:list-item>
          <text:p text:style-name="P47">qarshii <text:span text:style-name="Default_20_Paragraph_20_Font"><text:span text:style-name="T1">afur </text:span></text:span><text:s/></text:p>
        </text:list-item>
        <text:list-item>
          <text:p text:style-name="P47">quba <text:span text:style-name="Default_20_Paragraph_20_Font"><text:span text:style-name="T1">shan </text:span></text:span><text:s/></text:p>
        </text:list-item>
        <text:list-item>
          <text:p text:style-name="P47">ji'a <text:span text:style-name="Default_20_Paragraph_20_Font"><text:span text:style-name="T1">ja'a </text:span></text:span>fi kkf. </text:p>
        </text:list-item>
      </text:list>
      <text:p text:style-name="P19"><text:s/></text:p>
      <text:p text:style-name="P30"><text:s/></text:p>
      <text:h text:style-name="P7" text:outline-level="4">6.2.2. Lakkoofsa Meeqantaa </text:h>
      <text:p text:style-name="P31"><text:s/></text:p>
      <text:p text:style-name="P11">Lakkoofsi meeqantaa maqaan tokko sadarkaa ykn tartiiba inni irratti argamu adda baasee agarsiisa. Fakkeenyaaf, barataa <text:span text:style-name="Default_20_Paragraph_20_Font"><text:span text:style-name="T1">tokkoffaa</text:span></text:span>, <text:span text:style-name="Default_20_Paragraph_20_Font"><text:span text:style-name="T1">lammaffaa</text:span></text:span>, <text:span text:style-name="Default_20_Paragraph_20_Font"><text:span text:style-name="T1">sadaffaa</text:span></text:span>, ... jechuu dandeenya. Lakkoofsi meeqantaa kan uumamu lakkoofsa hammamtaa irraati. Kana jechuunis, fufii - <text:span text:style-name="Default_20_Paragraph_20_Font"><text:span text:style-name="T1">affaa </text:span></text:span>jedhu lakkoofsa hammamtaa irratti maxxansuun lakkoofsa meeqantaa uumuu dandeenya jechuudha. <text:s/>Lakkoofsi meeqantaa looga Maccaafi Tuulama keessatti fufii –<text:span text:style-name="Default_20_Paragraph_20_Font"><text:span text:style-name="T1">affaa </text:span></text:span>tiin yoo agarsiisamu looga <text:s/>Harar keessatti ammoo fufii –<text:span text:style-name="Default_20_Paragraph_20_Font"><text:span text:style-name="T1">eessa/</text:span></text:span>-<text:span text:style-name="Default_20_Paragraph_20_Font"><text:span text:style-name="T1">eessitu </text:span></text:span>tiin <text:s/></text:p>
      <text:p text:style-name="P11">agarsiisama; akkasumas looga Booranaa keessatti fufii <text:s/><text:span text:style-name="Default_20_Paragraph_20_Font"><text:span text:style-name="T1">eessoo </text:span></text:span>tiin agarsiisama (Griefcnow-Mewis, 2001:32; Owns, 1985: 90). <text:s text:c="2"/></text:p>
      <text:p text:style-name="P20"><text:s/></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22"><text:span text:style-name="Default_20_Paragraph_20_Font"><text:span text:style-name="T10">Macca/Tuulama </text:span></text:span></text:p>
          </table:table-cell>
          <table:table-cell table:style-name="Table43.A1" office:value-type="string">
            <text:p text:style-name="P20"><text:span text:style-name="Default_20_Paragraph_20_Font"><text:span text:style-name="T10">Harar </text:span></text:span></text:p>
          </table:table-cell>
          <table:table-cell table:style-name="Table43.A1" office:value-type="string">
            <text:p text:style-name="P20"><text:span text:style-name="Default_20_Paragraph_20_Font"><text:span text:style-name="T10">Boorana </text:span></text:span></text:p>
          </table:table-cell>
        </table:table-row>
        <table:table-row table:style-name="Table43.2">
          <table:table-cell table:style-name="Table43.A2" office:value-type="string">
            <text:p text:style-name="P22"><text:span text:style-name="Default_20_Paragraph_20_Font"><text:span text:style-name="T10">tokkoffaa </text:span></text:span></text:p>
          </table:table-cell>
          <table:table-cell table:style-name="Table43.A2" office:value-type="string">
            <text:p text:style-name="P20"><text:span text:style-name="Default_20_Paragraph_20_Font"><text:span text:style-name="T10">dura </text:span></text:span></text:p>
          </table:table-cell>
          <table:table-cell table:style-name="Table43.A2" office:value-type="string">
            <text:p text:style-name="P20"><text:span text:style-name="Default_20_Paragraph_20_Font"><text:span text:style-name="T10">tokkeessoo </text:span></text:span></text:p>
          </table:table-cell>
        </table:table-row>
        <table:table-row table:style-name="Table43.3">
          <table:table-cell table:style-name="Table43.A3" office:value-type="string">
            <text:p text:style-name="P22"><text:span text:style-name="Default_20_Paragraph_20_Font"><text:span text:style-name="T10">lammaffaa </text:span></text:span></text:p>
          </table:table-cell>
          <table:table-cell table:style-name="Table43.A3" office:value-type="string">
            <text:p text:style-name="P20"><text:span text:style-name="Default_20_Paragraph_20_Font"><text:span text:style-name="T10">lammeessaa </text:span></text:span></text:p>
          </table:table-cell>
          <table:table-cell table:style-name="Table43.A3" office:value-type="string">
            <text:p text:style-name="P20"><text:span text:style-name="Default_20_Paragraph_20_Font"><text:span text:style-name="T10">lammeessoo </text:span></text:span></text:p>
          </table:table-cell>
        </table:table-row>
        <table:table-row table:style-name="Table43.4">
          <table:table-cell table:style-name="Table43.A3" office:value-type="string">
            <text:p text:style-name="P22"><text:span text:style-name="Default_20_Paragraph_20_Font"><text:span text:style-name="T10">sadaffaa </text:span></text:span></text:p>
          </table:table-cell>
          <table:table-cell table:style-name="Table43.A3" office:value-type="string">
            <text:p text:style-name="P20"><text:span text:style-name="Default_20_Paragraph_20_Font"><text:span text:style-name="T10">sadeessaa </text:span></text:span></text:p>
          </table:table-cell>
          <table:table-cell table:style-name="Table43.A3" office:value-type="string">
            <text:p text:style-name="P20"><text:span text:style-name="Default_20_Paragraph_20_Font"><text:span text:style-name="T10">sadeessoo </text:span></text:span></text:p>
          </table:table-cell>
        </table:table-row>
        <table:table-row table:style-name="Table43.5">
          <table:table-cell table:style-name="Table43.A3" office:value-type="string">
            <text:p text:style-name="P22"><text:span text:style-name="Default_20_Paragraph_20_Font"><text:span text:style-name="T10">afuraffaa </text:span></text:span></text:p>
          </table:table-cell>
          <table:table-cell table:style-name="Table43.A3" office:value-type="string">
            <text:p text:style-name="P20"><text:span text:style-name="Default_20_Paragraph_20_Font"><text:span text:style-name="T10">afreessaa </text:span></text:span></text:p>
          </table:table-cell>
          <table:table-cell table:style-name="Table43.A3" office:value-type="string">
            <text:p text:style-name="P20"><text:span text:style-name="Default_20_Paragraph_20_Font"><text:span text:style-name="T10">afreessoo </text:span></text:span></text:p>
          </table:table-cell>
        </table:table-row>
        <text:soft-page-break/>
        <table:table-row table:style-name="Table43.4">
          <table:table-cell table:style-name="Table43.A3" office:value-type="string">
            <text:p text:style-name="P22"><text:span text:style-name="Default_20_Paragraph_20_Font"><text:span text:style-name="T10">shanaffaa </text:span></text:span></text:p>
          </table:table-cell>
          <table:table-cell table:style-name="Table43.A3" office:value-type="string">
            <text:p text:style-name="P20"><text:span text:style-name="Default_20_Paragraph_20_Font"><text:span text:style-name="T10">shaneessaa </text:span></text:span></text:p>
          </table:table-cell>
          <table:table-cell table:style-name="Table43.A3" office:value-type="string">
            <text:p text:style-name="P20"><text:span text:style-name="Default_20_Paragraph_20_Font"><text:span text:style-name="T10">shaneessoo </text:span></text:span></text:p>
          </table:table-cell>
        </table:table-row>
        <table:table-row table:style-name="Table43.5">
          <table:table-cell table:style-name="Table43.A3" office:value-type="string">
            <text:p text:style-name="P22"><text:span text:style-name="Default_20_Paragraph_20_Font"><text:span text:style-name="T10">ja’affaa </text:span></text:span></text:p>
          </table:table-cell>
          <table:table-cell table:style-name="Table43.A3" office:value-type="string">
            <text:p text:style-name="P20"><text:span text:style-name="Default_20_Paragraph_20_Font"><text:span text:style-name="T10">ja’eessaa </text:span></text:span></text:p>
          </table:table-cell>
          <table:table-cell table:style-name="Table43.A3" office:value-type="string">
            <text:p text:style-name="P20"><text:span text:style-name="Default_20_Paragraph_20_Font"><text:span text:style-name="T10">ja’eessoo </text:span></text:span></text:p>
          </table:table-cell>
        </table:table-row>
        <table:table-row table:style-name="Table43.4">
          <table:table-cell table:style-name="Table43.A3" office:value-type="string">
            <text:p text:style-name="P22"><text:span text:style-name="Default_20_Paragraph_20_Font"><text:span text:style-name="T10">torbaffaa </text:span></text:span></text:p>
          </table:table-cell>
          <table:table-cell table:style-name="Table43.A3" office:value-type="string">
            <text:p text:style-name="P20"><text:span text:style-name="Default_20_Paragraph_20_Font"><text:span text:style-name="T10">torbeessaa </text:span></text:span></text:p>
          </table:table-cell>
          <table:table-cell table:style-name="Table43.A3" office:value-type="string">
            <text:p text:style-name="P20"><text:span text:style-name="Default_20_Paragraph_20_Font"><text:span text:style-name="T10">torbeessoo </text:span></text:span></text:p>
          </table:table-cell>
        </table:table-row>
        <table:table-row table:style-name="Table43.4">
          <table:table-cell table:style-name="Table43.A3" office:value-type="string">
            <text:p text:style-name="P22"><text:span text:style-name="Default_20_Paragraph_20_Font"><text:span text:style-name="T10">saddettaffaa </text:span></text:span></text:p>
          </table:table-cell>
          <table:table-cell table:style-name="Table43.A3" office:value-type="string">
            <text:p text:style-name="P20"><text:span text:style-name="Default_20_Paragraph_20_Font"><text:span text:style-name="T10">saddeessaa </text:span></text:span></text:p>
          </table:table-cell>
          <table:table-cell table:style-name="Table43.A3" office:value-type="string">
            <text:p text:style-name="P20"><text:span text:style-name="Default_20_Paragraph_20_Font"><text:span text:style-name="T10">saddeessoo </text:span></text:span></text:p>
          </table:table-cell>
        </table:table-row>
        <table:table-row table:style-name="Table43.4">
          <table:table-cell table:style-name="Table43.A3" office:value-type="string">
            <text:p text:style-name="P22"><text:span text:style-name="Default_20_Paragraph_20_Font"><text:span text:style-name="T10">saglaffaa </text:span></text:span></text:p>
          </table:table-cell>
          <table:table-cell table:style-name="Table43.A3" office:value-type="string">
            <text:p text:style-name="P20"><text:span text:style-name="Default_20_Paragraph_20_Font"><text:span text:style-name="T10">sagleessaa </text:span></text:span></text:p>
          </table:table-cell>
          <table:table-cell table:style-name="Table43.A3" office:value-type="string">
            <text:p text:style-name="P20"><text:span text:style-name="Default_20_Paragraph_20_Font"><text:span text:style-name="T10">sagleessoo </text:span></text:span></text:p>
          </table:table-cell>
        </table:table-row>
        <table:table-row table:style-name="Table43.5">
          <table:table-cell table:style-name="Table43.A3" office:value-type="string">
            <text:p text:style-name="P22"><text:span text:style-name="Default_20_Paragraph_20_Font"><text:span text:style-name="T10">kurnaffaa </text:span></text:span></text:p>
          </table:table-cell>
          <table:table-cell table:style-name="Table43.A3" office:value-type="string">
            <text:p text:style-name="P20"><text:span text:style-name="Default_20_Paragraph_20_Font"><text:span text:style-name="T10">kurneessaa </text:span></text:span></text:p>
          </table:table-cell>
          <table:table-cell table:style-name="Table43.A3" office:value-type="string">
            <text:p text:style-name="P20"><text:span text:style-name="Default_20_Paragraph_20_Font"><text:span text:style-name="T10">kurneessoo </text:span></text:span></text:p>
          </table:table-cell>
        </table:table-row>
        <table:table-row table:style-name="Table43.5">
          <table:table-cell table:style-name="Table43.A3" office:value-type="string">
            <text:p text:style-name="P22"><text:span text:style-name="Default_20_Paragraph_20_Font"><text:span text:style-name="T10">kudatokkoffaa </text:span></text:span></text:p>
          </table:table-cell>
          <table:table-cell table:style-name="Table43.A3" office:value-type="string">
            <text:p text:style-name="P20"><text:span text:style-name="Default_20_Paragraph_20_Font"><text:span text:style-name="T10">kudhatokkeessaa </text:span></text:span></text:p>
          </table:table-cell>
          <table:table-cell table:style-name="Table43.A3" office:value-type="string">
            <text:p text:style-name="P20"><text:span text:style-name="Default_20_Paragraph_20_Font"><text:span text:style-name="T10">kudhatokkeessoo </text:span></text:span></text:p>
          </table:table-cell>
        </table:table-row>
        <table:table-row table:style-name="Table43.13">
          <table:table-cell table:style-name="Table43.A13" office:value-type="string">
            <text:p text:style-name="P22"><text:span text:style-name="Default_20_Paragraph_20_Font"><text:span text:style-name="T10">kudhalammaffaa </text:span></text:span></text:p>
          </table:table-cell>
          <table:table-cell table:style-name="Table43.A13" office:value-type="string">
            <text:p text:style-name="P20"><text:span text:style-name="Default_20_Paragraph_20_Font"><text:span text:style-name="T10">kudhalammeessaa </text:span></text:span></text:p>
          </table:table-cell>
          <table:table-cell table:style-name="Table43.A13" office:value-type="string">
            <text:p text:style-name="P20"><text:span text:style-name="Default_20_Paragraph_20_Font"><text:span text:style-name="T10">kudhalammeessoo </text:span></text:span></text:p>
          </table:table-cell>
        </table:table-row>
      </table:table>
      <text:h text:style-name="P4" text:outline-level="3"><text:span text:style-name="Default_20_Paragraph_20_Font"><text:span text:style-name="T2"><text:tab/></text:span></text:span>6.3. Tartiiba Ruuqolee Gaalee Maqaa <text:tab/><text:span text:style-name="Default_20_Paragraph_20_Font"><text:span text:style-name="T4"> </text:span></text:span></text:h>
      <text:p text:style-name="P32"><text:s/></text:p>
      <text:p text:style-name="P43">AO keessatti ruuqoleen gaalee maqaa tartiiba qabu. Gaalee maqaa keessatti dura kan dhufu maqaadha. Fakkeenyaaf, <text:s/>a. <text:span text:style-name="Default_20_Paragraph_20_Font"><text:span text:style-name="T1">Namoota</text:span></text:span> <text:s/></text:p>
      <text:p text:style-name="P39">Maqaatti aanee maqibsatu dhufa. Fakkeenyaaf, <text:s/>b. Namoota <text:span text:style-name="Default_20_Paragraph_20_Font"><text:span text:style-name="T1">dhedheeroo </text:span></text:span><text:s/></text:p>
      <text:p text:style-name="P40">Maqibsatti aanee ammoo lakkoofsatu dhufa. Fakkeenyaaf, <text:s/>c. Namoota dhedheeroo <text:span text:style-name="Default_20_Paragraph_20_Font"><text:span text:style-name="T1">afran </text:span></text:span><text:s/></text:p>
      <text:p text:style-name="P44">Lakkoofsatti aanee kan dhufu agarsiistudha. Fakkeenyaaf, <text:s/>d. Namoota dhedheeroo afran <text:span text:style-name="Default_20_Paragraph_20_Font"><text:span text:style-name="T1">sanneen <text:s/></text:span></text:span></text:p>
      <text:p text:style-name="P41"><text:soft-page-break/>Fakkeenyonni armaan gadiis haaluma walfakkaatu agarsiisu: <text:s/>a. Barataa cimaa sadaffaa sana <text:s/></text:p>
      <text:p text:style-name="P11">b. Dubartii bareedduu tokkoffaa tana </text:p>
      <text:p text:style-name="P21"><text:s/></text:p>
      <text:p text:style-name="P11">Garuu gaalee maqaa tokko keessatti ibstoonni maqaa lama yoo wal duukaa dhufan tartiibni isaanii bilisa; kan barbaadne dura ykn booda fiduu dandeenya. <text:s/></text:p>
      <text:list xml:id="list1724892304" text:style-name="L10">
        <text:list-item>
          <text:p text:style-name="P48">Dubartii <text:s/><text:span text:style-name="Default_20_Paragraph_20_Font"><text:span text:style-name="T1">diimtuu bareedduu </text:span></text:span>tokkoffaa tana <text:s/></text:p>
        </text:list-item>
        <text:list-item>
          <text:p text:style-name="P48">Dubartii <text:s/><text:span text:style-name="Default_20_Paragraph_20_Font"><text:span text:style-name="T1">bareedduu diimtuu </text:span></text:span>tokkoffaa tana. <text:s/></text:p>
        </text:list-item>
      </text:list>
      <text:p text:style-name="P19"><text:s/></text:p>
      <text:p text:style-name="P20"><text:s/></text:p>
      <text:h text:style-name="P8" text:outline-level="4"><text:span text:style-name="Default_20_Paragraph_20_Font"><text:span text:style-name="T11">Gaaffilee Boqonnichaa </text:span></text:span></text:h>
      <text:p text:style-name="P19"><text:s/></text:p>
      <text:list xml:id="list3474358810" text:style-name="L11">
        <text:list-item>
          <text:p text:style-name="P10">Agarsiistota jechuun maal jechuudha? </text:p>
        </text:list-item>
        <text:list-item>
          <text:p text:style-name="P33">Agarsiistotni dhiyeenyaa maal fa’i? </text:p>
        </text:list-item>
        <text:list-item>
          <text:p text:style-name="P34">Agarsiistotni fageenyaa maal fa’i? </text:p>
        </text:list-item>
        <text:list-item>
          <text:p text:style-name="P10">Lakkoofsi hammamtaa maali? </text:p>
        </text:list-item>
        <text:list-item>
          <text:p text:style-name="P10">Lakkoofsa meeqantaa maali? </text:p>
        </text:list-item>
        <text:list-item>
          <text:p text:style-name="P10">Tartiiba ruuqolee gaalee maqaa addeessi.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Normal" style:family="paragraph">
      <style:paragraph-properties fo:margin-left="0.3189in" fo:margin-right="0.002in" fo:margin-top="0in" fo:margin-bottom="0.1299in" style:contextual-spacing="false" fo:line-height="110%" fo:text-align="justify" style:justify-single-word="false" fo:hyphenation-ladder-count="no-limit" fo:text-indent="-0.0071in" style:auto-text-indent="false">
        <style:tab-stops/>
      </style:paragraph-properties>
      <style:text-properties fo:color="#000000" loext:opacity="1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071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24pt" style:font-name-asian="Franklin Gothic" style:font-family-asian="'Franklin Gothic'" style:font-family-generic-asian="roman" style:font-size-asian="24pt" style:font-name-complex="Franklin Gothic" style:font-family-complex="'Franklin Gothic'" style:font-family-generic-complex="roman" fo:hyphenate="false" loext:hyphenation-no-caps="false"/>
    </style:style>
    <style:style style:name="Heading_20_3" style:display-name="Heading 3" style:family="paragraph" style:next-style-name="Normal" style:default-outline-level="3" style:class="text">
      <style:paragraph-properties fo:margin-left="0.8083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21pt" style:font-name-asian="Franklin Gothic" style:font-family-asian="'Franklin Gothic'" style:font-family-generic-asian="roman" style:font-size-asian="21pt" style:font-name-complex="Franklin Gothic" style:font-family-complex="'Franklin Gothic'" style:font-family-generic-complex="roman" fo:hyphenate="false" loext:hyphenation-no-caps="false"/>
    </style:style>
    <style:style style:name="Heading_20_4" style:display-name="Heading 4" style:family="paragraph" style:next-style-name="Normal" style:default-outline-level="4" style:class="text">
      <style:paragraph-properties fo:margin-left="0.0071in" fo:margin-right="0.0661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18pt" style:font-name-asian="Franklin Gothic" style:font-family-asian="'Franklin Gothic'" style:font-family-generic-asian="roman" style:font-size-asian="18pt" style:font-name-complex="Franklin Gothic" style:font-family-complex="'Franklin Gothic'" style:font-family-generic-complex="roman" fo:hyphenate="false" loext:hyphenation-no-caps="false"/>
    </style:style>
    <style:style style:name="Heading_20_5" style:display-name="Heading 5" style:family="paragraph" style:next-style-name="Normal" style:default-outline-level="5" style:class="text">
      <style:paragraph-properties fo:margin-left="0.2957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15pt" style:font-name-asian="Franklin Gothic" style:font-family-asian="'Franklin Gothic'" style:font-family-generic-asian="roman" style:font-size-asian="15pt" style:font-name-complex="Franklin Gothic" style:font-family-complex="'Franklin Gothic'" style:font-family-generic-complex="roman" fo:hyphenate="false" loext:hyphenation-no-caps="false"/>
    </style:style>
    <style:style style:name="WW_5f_CharLFO71LVL1" style:display-name="WW_CharLFO7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1LVL2" style:display-name="WW_CharLFO7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1LVL3" style:display-name="WW_CharLFO7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1LVL4" style:display-name="WW_CharLFO7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1LVL5" style:display-name="WW_CharLFO7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1LVL6" style:display-name="WW_CharLFO7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1LVL7" style:display-name="WW_CharLFO7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1LVL8" style:display-name="WW_CharLFO7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1LVL9" style:display-name="WW_CharLFO7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Default_20_Paragraph_20_Font" style:display-name="Default Paragraph Font" style:family="text"/>
    <style:style style:name="WW_5f_CharLFO66LVL1" style:display-name="WW_CharLFO66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6LVL2" style:display-name="WW_CharLFO66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6LVL3" style:display-name="WW_CharLFO66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6LVL4" style:display-name="WW_CharLFO66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6LVL5" style:display-name="WW_CharLFO66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6LVL6" style:display-name="WW_CharLFO66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6LVL7" style:display-name="WW_CharLFO66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6LVL8" style:display-name="WW_CharLFO66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6LVL9" style:display-name="WW_CharLFO66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7LVL1" style:display-name="WW_CharLFO67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7LVL2" style:display-name="WW_CharLFO67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7LVL3" style:display-name="WW_CharLFO67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7LVL4" style:display-name="WW_CharLFO67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7LVL5" style:display-name="WW_CharLFO67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7LVL6" style:display-name="WW_CharLFO67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7LVL7" style:display-name="WW_CharLFO67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7LVL8" style:display-name="WW_CharLFO67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7LVL9" style:display-name="WW_CharLFO67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8LVL1" style:display-name="WW_CharLFO68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8LVL2" style:display-name="WW_CharLFO68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8LVL3" style:display-name="WW_CharLFO68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8LVL4" style:display-name="WW_CharLFO68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8LVL5" style:display-name="WW_CharLFO68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8LVL6" style:display-name="WW_CharLFO68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8LVL7" style:display-name="WW_CharLFO68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8LVL8" style:display-name="WW_CharLFO68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8LVL9" style:display-name="WW_CharLFO68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9LVL1" style:display-name="WW_CharLFO69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9LVL2" style:display-name="WW_CharLFO69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9LVL3" style:display-name="WW_CharLFO69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9LVL4" style:display-name="WW_CharLFO69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9LVL5" style:display-name="WW_CharLFO69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9LVL6" style:display-name="WW_CharLFO69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9LVL7" style:display-name="WW_CharLFO69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9LVL8" style:display-name="WW_CharLFO69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9LVL9" style:display-name="WW_CharLFO69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0LVL1" style:display-name="WW_CharLFO70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0LVL2" style:display-name="WW_CharLFO70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0LVL3" style:display-name="WW_CharLFO70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0LVL4" style:display-name="WW_CharLFO70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0LVL5" style:display-name="WW_CharLFO70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0LVL6" style:display-name="WW_CharLFO70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0LVL7" style:display-name="WW_CharLFO70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0LVL8" style:display-name="WW_CharLFO70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0LVL9" style:display-name="WW_CharLFO70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margin-left="0.3118in" fo:margin-right="0in" fo:margin-top="0in" fo:margin-bottom="0in" style:contextual-spacing="false" fo:line-height="107%" fo:text-align="start" style:justify-single-word="false" fo:text-indent="0in" style:auto-text-indent="false">
        <style:tab-stops/>
      </style:paragraph-properties>
    </style:style>
    <style:style style:name="MP2" style:family="paragraph">
      <loext:graphic-properties draw:fill="none"/>
    </style:style>
    <style:style style:name="MP3" style:family="paragraph" style:parent-style-name="Normal">
      <style:paragraph-properties fo:margin-left="0.0016in" fo:margin-right="0in" fo:margin-top="0in" fo:margin-bottom="0in" style:contextual-spacing="false" fo:line-height="107%" fo:text-align="start" style:justify-single-word="false" fo:text-indent="0in" style:auto-text-indent="false">
        <style:tab-stops/>
      </style:paragraph-properties>
    </style:style>
    <style:style style:name="MP4" style:family="paragraph" style:parent-style-name="Normal">
      <style:paragraph-properties fo:margin-left="-0.2937in" fo:margin-right="0in" fo:margin-top="0in" fo:margin-bottom="0in" style:contextual-spacing="false" fo:line-height="107%" fo:text-align="start" style:justify-single-word="false" fo:text-indent="0in" style:auto-text-indent="false">
        <style:tab-stops/>
      </style:paragraph-properties>
    </style:style>
    <style:style style:name="MT1" style:family="text">
      <style:text-properties style:font-name="Arial" fo:font-size="10pt" fo:font-weight="bold" style:font-name-asian="Arial" style:font-size-asian="10pt" style:font-weight-asian="bold" style:font-name-complex="Arial"/>
    </style:style>
    <style:style style:name="MT2" style:family="text">
      <style:text-properties style:font-name="Arial" style:font-name-asian="Arial" style:font-name-complex="Arial"/>
    </style:style>
    <style:style style:name="M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none" style:mirror="none" style:run-through="back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6929in" fo:page-height="9.4484in" style:num-format="1" style:print-orientation="portrait" fo:margin-top="0.6835in" fo:margin-bottom="0.1717in" fo:margin-left="0.7272in" fo:margin-right="1.053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5in" fo:margin-left="0in" fo:margin-right="0in" fo:margin-bottom="0in" style:dynamic-spacing="true"/>
      </style:header-style>
      <style:footer-style>
        <style:header-footer-properties fo:min-height="0.7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12" style:page-layout-name="Mpm2" draw:style-name="Mdp1">
      <style:header>
        <text:p text:style-name="MP1"><draw:g text:anchor-type="paragraph" draw:z-index="2" draw:name="Group 314230" draw:style-name="Mgr1"><draw:frame draw:name="Picture 3" draw:style-name="Mgr2" draw:text-style-name="MP2" svg:width="1.0421in" svg:height="0.3051in" svg:x="0.9484in" svg:y="0.6835in"><draw:image xlink:href="Pictures/10000001000001390000005C5F22C062A201AD6B.png" xlink:type="simple" xlink:show="embed" xlink:actuate="onLoad" draw:mime-type="image/png"><text:p/></draw:image></draw:frame><draw:frame draw:name="Picture 4" draw:style-name="Mgr2" draw:text-style-name="MP2" svg:width="0.2622in" svg:height="0.3051in" svg:x="1.8047in" svg:y="0.6835in"><draw:image xlink:href="Pictures/100000010000004F0000005CF1A4C75CEA444258.png" xlink:type="simple" xlink:show="embed" xlink:actuate="onLoad" draw:mime-type="image/png"><text:p/></draw:image></draw:frame></draw:g><text:span text:style-name="Default_20_Paragraph_20_Font"><text:span text:style-name="MT1">T. Fufa Teso <text:s/></text:span></text:span></text:p>
      </style:header>
      <style:header-left>
        <text:p text:style-name="MP3"><draw:g text:anchor-type="paragraph" draw:z-index="5" draw:name="Group 314248" draw:style-name="Mgr1"><draw:frame draw:name="Picture 1" draw:style-name="Mgr2" draw:text-style-name="MP2" svg:width="2.7252in" svg:height="0.3051in" svg:x="0.6382in" svg:y="0.6835in"><draw:image xlink:href="Pictures/10000001000003320000005C9708ECA6428782F7.png" xlink:type="simple" xlink:show="embed" xlink:actuate="onLoad" draw:mime-type="image/png"><text:p/></draw:image></draw:frame><draw:frame draw:name="Picture 2" draw:style-name="Mgr2" draw:text-style-name="MP2" svg:width="0.2622in" svg:height="0.3051in" svg:x="3.1783in" svg:y="0.6835in"><draw:image xlink:href="Pictures/100000010000004F0000005CF1A4C75CEA444258.png" xlink:type="simple" xlink:show="embed" xlink:actuate="onLoad" draw:mime-type="image/png"><text:p/></draw:image></draw:frame></draw:g><text:span text:style-name="Default_20_Paragraph_20_Font"><text:span text:style-name="MT1">Boqonnaa 6: Agarsiiftotaafi Lakkoofsa </text:span></text:span></text:p>
      </style:header-left>
      <style:footer>
        <text:p text:style-name="MP4"><text:span text:style-name="Default_20_Paragraph_20_Font"><text:span text:style-name="MT2"><text:page-number text:select-page="current">7</text:page-number></text:span></text:span><text:span text:style-name="Default_20_Paragraph_20_Font"><text:span text:style-name="MT2"><text:s text:c="2"/></text:span></text:span></text:p>
      </style:footer>
      <style:footer-left>
        <text:p text:style-name="MP4"><text:span text:style-name="Default_20_Paragraph_20_Font"><text:span text:style-name="MT2"><text:page-number text:select-page="current">6</text:page-number></text:span></text:span><text:span text:style-name="Default_20_Paragraph_20_Font"><text:span text:style-name="MT2"><text:s text:c="2"/></text:span></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7T13:13:20.213641400</meta:creation-date>
    <dc:date>2022-02-27T13:13:53.043108431</dc:date>
    <meta:editing-duration>PT33S</meta:editing-duration>
    <meta:editing-cycles>1</meta:editing-cycles>
    <meta:document-statistic meta:table-count="1" meta:image-count="0" meta:object-count="0" meta:page-count="7" meta:paragraph-count="120" meta:word-count="854" meta:character-count="6852" meta:non-whitespace-character-count="5923"/>
    <meta:generator>LibreOffice/7.3.0.3$Linux_X86_64 LibreOffice_project/30$Build-3</meta:generator>
  </office:meta>
</office:document-meta>
</file>